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36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ughterboard" table:style-name="ta1">
        <table:shapes>
          <draw:frame draw:z-index="0" draw:style-name="gr1" draw:text-style-name="P1" svg:width="9.3504in" svg:height="5.2646in" svg:x="0.0413in" svg:y="6.2811in">
            <draw:object draw:notify-on-update-of-ranges="Daughterboard.C3:Daughterboard.C3 Daughterboard.C4:Daughterboard.C28 Daughterboard.D3:Daughterboard.D3 Daughterboard.D4:Daughterboard.D28 Daughterboard.F3:Daughterboard.F3 Daughterboard.F4:Daughterboard.F40 Daughterboard.C4:Daughterboard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LiBCM Daughterboard RevA (behaves the same as RevB on oscilliscope)(also found a RevA 12S PCB that behaves this wa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s from RevA schematic: D1 (LED) replaced with 1k0 resisto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_seriesR</text:p>
            <text:p>(Fluke)</text:p>
            <text:p>(V)</text:p>
          </table:table-cell>
          <table:table-cell office:value-type="string" calcext:value-type="string">
            <text:p>V_pvLED</text:p>
            <text:p>(Micronta)</text:p>
            <text:p>(V)</text:p>
          </table:table-cell>
          <table:table-cell office:value-type="string" calcext:value-type="string">
            <text:p>current thru</text:p>
            <text:p>series 1k07</text:p>
            <text:p>(mA)</text:p>
          </table:table-cell>
          <table:table-cell office:value-type="string" calcext:value-type="string">
            <text:p>P_ 1k0(sense)</text:p>
            <text:p>(uW)</text:p>
          </table:table-cell>
          <table:table-cell office:value-type="string" calcext:value-type="string">
            <text:p>P_pvLED</text:p>
            <text:p>(uW)</text:p>
          </table:table-cell>
        </table:table-row>
        <table:table-row table:style-name="ro1">
          <table:table-cell/>
          <table:table-cell office:value-type="float" office:value="3.871" calcext:value-type="float">
            <text:p>3.871</text:p>
          </table:table-cell>
          <table:table-cell office:value-type="float" office:value="1.12" calcext:value-type="float">
            <text:p>1.12</text:p>
          </table:table-cell>
          <table:table-cell table:formula="of:=[.B4]/1070*1000" office:value-type="float" office:value="3.61775700934579" calcext:value-type="float">
            <text:p>3.618</text:p>
          </table:table-cell>
          <table:table-cell table:formula="of:=[.B4]*[.D4]*1000" office:value-type="float" office:value="14004.3373831776" calcext:value-type="float">
            <text:p>14004.337</text:p>
          </table:table-cell>
          <table:table-cell table:formula="of:=[.C4]*[.D4]*1000" office:value-type="float" office:value="4051.88785046729" calcext:value-type="float">
            <text:p>4051.888</text:p>
          </table:table-cell>
        </table:table-row>
        <table:table-row table:style-name="ro1">
          <table:table-cell/>
          <table:table-cell office:value-type="float" office:value="5.723" calcext:value-type="float">
            <text:p>5.723</text:p>
          </table:table-cell>
          <table:table-cell office:value-type="float" office:value="1.14" calcext:value-type="float">
            <text:p>1.14</text:p>
          </table:table-cell>
          <table:table-cell table:formula="of:=[.B5]/1070*1000" office:value-type="float" office:value="5.34859813084112" calcext:value-type="float">
            <text:p>5.349</text:p>
          </table:table-cell>
          <table:table-cell table:formula="of:=[.B5]*[.D5]*1000" office:value-type="float" office:value="30610.0271028037" calcext:value-type="float">
            <text:p>30610.027</text:p>
          </table:table-cell>
          <table:table-cell table:formula="of:=[.C5]*[.D5]*1000" office:value-type="float" office:value="6097.40186915888" calcext:value-type="float">
            <text:p>6097.402</text:p>
          </table:table-cell>
        </table:table-row>
        <table:table-row table:style-name="ro1">
          <table:table-cell/>
          <table:table-cell office:value-type="float" office:value="10.07" calcext:value-type="float">
            <text:p>10.07</text:p>
          </table:table-cell>
          <table:table-cell office:value-type="float" office:value="1.17" calcext:value-type="float">
            <text:p>1.17</text:p>
          </table:table-cell>
          <table:table-cell table:formula="of:=[.B6]/1070*1000" office:value-type="float" office:value="9.41121495327103" calcext:value-type="float">
            <text:p>9.411</text:p>
          </table:table-cell>
          <table:table-cell table:formula="of:=[.B6]*[.D6]*1000" office:value-type="float" office:value="94770.9345794393" calcext:value-type="float">
            <text:p>94770.935</text:p>
          </table:table-cell>
          <table:table-cell table:formula="of:=[.C6]*[.D6]*1000" office:value-type="float" office:value="11011.1214953271" calcext:value-type="float">
            <text:p>11011.121</text:p>
          </table:table-cell>
        </table:table-row>
        <table:table-row table:style-name="ro1">
          <table:table-cell/>
          <table:table-cell office:value-type="float" office:value="15.23" calcext:value-type="float">
            <text:p>15.23</text:p>
          </table:table-cell>
          <table:table-cell office:value-type="float" office:value="1.2" calcext:value-type="float">
            <text:p>1.2</text:p>
          </table:table-cell>
          <table:table-cell table:formula="of:=[.B7]/1070*1000" office:value-type="float" office:value="14.2336448598131" calcext:value-type="float">
            <text:p>14.234</text:p>
          </table:table-cell>
          <table:table-cell table:formula="of:=[.B7]*[.D7]*1000" office:value-type="float" office:value="216778.411214953" calcext:value-type="float">
            <text:p>216778.411</text:p>
          </table:table-cell>
          <table:table-cell table:formula="of:=[.C7]*[.D7]*1000" office:value-type="float" office:value="17080.3738317757" calcext:value-type="float">
            <text:p>17080.374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818" calcext:value-type="float">
            <text:p>0.818</text:p>
          </table:table-cell>
          <table:table-cell table:formula="of:=[.B8]/1070*1000" office:value-type="float" office:value="0.00467289719626168" calcext:value-type="float">
            <text:p>0.005</text:p>
          </table:table-cell>
          <table:table-cell table:formula="of:=[.B8]*[.D8]*1000" office:value-type="float" office:value="0.0233644859813084" calcext:value-type="float">
            <text:p>0.023</text:p>
          </table:table-cell>
          <table:table-cell table:formula="of:=[.C8]*[.D8]*1000" office:value-type="float" office:value="3.82242990654206" calcext:value-type="float">
            <text:p>3.82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847" calcext:value-type="float">
            <text:p>0.847</text:p>
          </table:table-cell>
          <table:table-cell table:formula="of:=[.B9]/1070*1000" office:value-type="float" office:value="0.00934579439252336" calcext:value-type="float">
            <text:p>0.009</text:p>
          </table:table-cell>
          <table:table-cell table:formula="of:=[.B9]*[.D9]*1000" office:value-type="float" office:value="0.0934579439252336" calcext:value-type="float">
            <text:p>0.093</text:p>
          </table:table-cell>
          <table:table-cell table:formula="of:=[.C9]*[.D9]*1000" office:value-type="float" office:value="7.91588785046729" calcext:value-type="float">
            <text:p>7.91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0.872" calcext:value-type="float">
            <text:p>0.872</text:p>
          </table:table-cell>
          <table:table-cell table:formula="of:=[.B10]/1070*1000" office:value-type="float" office:value="0.014018691588785" calcext:value-type="float">
            <text:p>0.014</text:p>
          </table:table-cell>
          <table:table-cell table:formula="of:=[.B10]*[.D10]*1000" office:value-type="float" office:value="0.210280373831776" calcext:value-type="float">
            <text:p>0.210</text:p>
          </table:table-cell>
          <table:table-cell table:formula="of:=[.C10]*[.D10]*1000" office:value-type="float" office:value="12.2242990654206" calcext:value-type="float">
            <text:p>12.22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887" calcext:value-type="float">
            <text:p>0.887</text:p>
          </table:table-cell>
          <table:table-cell table:formula="of:=[.B11]/1070*1000" office:value-type="float" office:value="0.0186915887850467" calcext:value-type="float">
            <text:p>0.019</text:p>
          </table:table-cell>
          <table:table-cell table:formula="of:=[.B11]*[.D11]*1000" office:value-type="float" office:value="0.373831775700935" calcext:value-type="float">
            <text:p>0.374</text:p>
          </table:table-cell>
          <table:table-cell table:formula="of:=[.C11]*[.D11]*1000" office:value-type="float" office:value="16.5794392523365" calcext:value-type="float">
            <text:p>16.579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0.898" calcext:value-type="float">
            <text:p>0.898</text:p>
          </table:table-cell>
          <table:table-cell table:formula="of:=[.B12]/1070*1000" office:value-type="float" office:value="0.0233644859813084" calcext:value-type="float">
            <text:p>0.023</text:p>
          </table:table-cell>
          <table:table-cell table:formula="of:=[.B12]*[.D12]*1000" office:value-type="float" office:value="0.58411214953271" calcext:value-type="float">
            <text:p>0.584</text:p>
          </table:table-cell>
          <table:table-cell table:formula="of:=[.C12]*[.D12]*1000" office:value-type="float" office:value="20.981308411215" calcext:value-type="float">
            <text:p>20.981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.908" calcext:value-type="float">
            <text:p>0.908</text:p>
          </table:table-cell>
          <table:table-cell table:formula="of:=[.B13]/1070*1000" office:value-type="float" office:value="0.0280373831775701" calcext:value-type="float">
            <text:p>0.028</text:p>
          </table:table-cell>
          <table:table-cell table:formula="of:=[.B13]*[.D13]*1000" office:value-type="float" office:value="0.841121495327103" calcext:value-type="float">
            <text:p>0.841</text:p>
          </table:table-cell>
          <table:table-cell table:formula="of:=[.C13]*[.D13]*1000" office:value-type="float" office:value="25.4579439252336" calcext:value-type="float">
            <text:p>25.458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0.916" calcext:value-type="float">
            <text:p>0.916</text:p>
          </table:table-cell>
          <table:table-cell table:formula="of:=[.B14]/1070*1000" office:value-type="float" office:value="0.0327102803738318" calcext:value-type="float">
            <text:p>0.033</text:p>
          </table:table-cell>
          <table:table-cell table:formula="of:=[.B14]*[.D14]*1000" office:value-type="float" office:value="1.14485981308411" calcext:value-type="float">
            <text:p>1.145</text:p>
          </table:table-cell>
          <table:table-cell table:formula="of:=[.C14]*[.D14]*1000" office:value-type="float" office:value="29.9626168224299" calcext:value-type="float">
            <text:p>29.963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922" calcext:value-type="float">
            <text:p>0.922</text:p>
          </table:table-cell>
          <table:table-cell table:formula="of:=[.B15]/1070*1000" office:value-type="float" office:value="0.0373831775700935" calcext:value-type="float">
            <text:p>0.037</text:p>
          </table:table-cell>
          <table:table-cell table:formula="of:=[.B15]*[.D15]*1000" office:value-type="float" office:value="1.49532710280374" calcext:value-type="float">
            <text:p>1.495</text:p>
          </table:table-cell>
          <table:table-cell table:formula="of:=[.C15]*[.D15]*1000" office:value-type="float" office:value="34.4672897196262" calcext:value-type="float">
            <text:p>34.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933" calcext:value-type="float">
            <text:p>0.933</text:p>
          </table:table-cell>
          <table:table-cell table:formula="of:=[.B16]/1070*1000" office:value-type="float" office:value="0.0467289719626168" calcext:value-type="float">
            <text:p>0.047</text:p>
          </table:table-cell>
          <table:table-cell table:formula="of:=[.B16]*[.D16]*1000" office:value-type="float" office:value="2.33644859813084" calcext:value-type="float">
            <text:p>2.336</text:p>
          </table:table-cell>
          <table:table-cell table:formula="of:=[.C16]*[.D16]*1000" office:value-type="float" office:value="43.5981308411215" calcext:value-type="float">
            <text:p>43.59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943" calcext:value-type="float">
            <text:p>0.943</text:p>
          </table:table-cell>
          <table:table-cell table:formula="of:=[.B17]/1070*1000" office:value-type="float" office:value="0.0560747663551402" calcext:value-type="float">
            <text:p>0.056</text:p>
          </table:table-cell>
          <table:table-cell table:formula="of:=[.B17]*[.D17]*1000" office:value-type="float" office:value="3.36448598130841" calcext:value-type="float">
            <text:p>3.364</text:p>
          </table:table-cell>
          <table:table-cell table:formula="of:=[.C17]*[.D17]*1000" office:value-type="float" office:value="52.8785046728972" calcext:value-type="float">
            <text:p>52.879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0.951" calcext:value-type="float">
            <text:p>0.951</text:p>
          </table:table-cell>
          <table:table-cell table:formula="of:=[.B18]/1070*1000" office:value-type="float" office:value="0.0654205607476636" calcext:value-type="float">
            <text:p>0.065</text:p>
          </table:table-cell>
          <table:table-cell table:formula="of:=[.B18]*[.D18]*1000" office:value-type="float" office:value="4.57943925233645" calcext:value-type="float">
            <text:p>4.579</text:p>
          </table:table-cell>
          <table:table-cell table:formula="of:=[.C18]*[.D18]*1000" office:value-type="float" office:value="62.214953271028" calcext:value-type="float">
            <text:p>62.21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957" calcext:value-type="float">
            <text:p>0.957</text:p>
          </table:table-cell>
          <table:table-cell table:formula="of:=[.B19]/1070*1000" office:value-type="float" office:value="0.0747663551401869" calcext:value-type="float">
            <text:p>0.075</text:p>
          </table:table-cell>
          <table:table-cell table:formula="of:=[.B19]*[.D19]*1000" office:value-type="float" office:value="5.98130841121495" calcext:value-type="float">
            <text:p>5.981</text:p>
          </table:table-cell>
          <table:table-cell table:formula="of:=[.C19]*[.D19]*1000" office:value-type="float" office:value="71.5514018691589" calcext:value-type="float">
            <text:p>71.55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968" calcext:value-type="float">
            <text:p>0.968</text:p>
          </table:table-cell>
          <table:table-cell table:formula="of:=[.B20]/1070*1000" office:value-type="float" office:value="0.0934579439252336" calcext:value-type="float">
            <text:p>0.093</text:p>
          </table:table-cell>
          <table:table-cell table:formula="of:=[.B20]*[.D20]*1000" office:value-type="float" office:value="9.34579439252337" calcext:value-type="float">
            <text:p>9.346</text:p>
          </table:table-cell>
          <table:table-cell table:formula="of:=[.C20]*[.D20]*1000" office:value-type="float" office:value="90.4672897196262" calcext:value-type="float">
            <text:p>90.467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0.981" calcext:value-type="float">
            <text:p>0.981</text:p>
          </table:table-cell>
          <table:table-cell table:formula="of:=[.B21]/1070*1000" office:value-type="float" office:value="0.121495327102804" calcext:value-type="float">
            <text:p>0.121</text:p>
          </table:table-cell>
          <table:table-cell table:formula="of:=[.B21]*[.D21]*1000" office:value-type="float" office:value="15.7943925233645" calcext:value-type="float">
            <text:p>15.794</text:p>
          </table:table-cell>
          <table:table-cell table:formula="of:=[.C21]*[.D21]*1000" office:value-type="float" office:value="119.18691588785" calcext:value-type="float">
            <text:p>119.187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.991" calcext:value-type="float">
            <text:p>0.991</text:p>
          </table:table-cell>
          <table:table-cell table:formula="of:=[.B22]/1070*1000" office:value-type="float" office:value="0.149532710280374" calcext:value-type="float">
            <text:p>0.150</text:p>
          </table:table-cell>
          <table:table-cell table:formula="of:=[.B22]*[.D22]*1000" office:value-type="float" office:value="23.9252336448598" calcext:value-type="float">
            <text:p>23.925</text:p>
          </table:table-cell>
          <table:table-cell table:formula="of:=[.C22]*[.D22]*1000" office:value-type="float" office:value="148.186915887851" calcext:value-type="float">
            <text:p>148.187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.002" calcext:value-type="float">
            <text:p>1.002</text:p>
          </table:table-cell>
          <table:table-cell table:formula="of:=[.B23]/1070*1000" office:value-type="float" office:value="0.186915887850467" calcext:value-type="float">
            <text:p>0.187</text:p>
          </table:table-cell>
          <table:table-cell table:formula="of:=[.B23]*[.D23]*1000" office:value-type="float" office:value="37.3831775700935" calcext:value-type="float">
            <text:p>37.383</text:p>
          </table:table-cell>
          <table:table-cell table:formula="of:=[.C23]*[.D23]*1000" office:value-type="float" office:value="187.289719626168" calcext:value-type="float">
            <text:p>187.29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.012" calcext:value-type="float">
            <text:p>1.012</text:p>
          </table:table-cell>
          <table:table-cell table:formula="of:=[.B24]/1070*1000" office:value-type="float" office:value="0.233644859813084" calcext:value-type="float">
            <text:p>0.234</text:p>
          </table:table-cell>
          <table:table-cell table:formula="of:=[.B24]*[.D24]*1000" office:value-type="float" office:value="58.411214953271" calcext:value-type="float">
            <text:p>58.411</text:p>
          </table:table-cell>
          <table:table-cell table:formula="of:=[.C24]*[.D24]*1000" office:value-type="float" office:value="236.448598130841" calcext:value-type="float">
            <text:p>236.449</text:p>
          </table:table-cell>
        </table:table-row>
        <table:table-row table:style-name="ro1">
          <table:table-cell/>
          <table:table-cell office:value-type="float" office:value="0.351" calcext:value-type="float">
            <text:p>0.351</text:p>
          </table:table-cell>
          <table:table-cell office:value-type="float" office:value="1.028" calcext:value-type="float">
            <text:p>1.028</text:p>
          </table:table-cell>
          <table:table-cell table:formula="of:=[.B25]/1070*1000" office:value-type="float" office:value="0.32803738317757" calcext:value-type="float">
            <text:p>0.328</text:p>
          </table:table-cell>
          <table:table-cell table:formula="of:=[.B25]*[.D25]*1000" office:value-type="float" office:value="115.141121495327" calcext:value-type="float">
            <text:p>115.141</text:p>
          </table:table-cell>
          <table:table-cell table:formula="of:=[.C25]*[.D25]*1000" office:value-type="float" office:value="337.222429906542" calcext:value-type="float">
            <text:p>337.22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044" calcext:value-type="float">
            <text:p>1.044</text:p>
          </table:table-cell>
          <table:table-cell table:formula="of:=[.B26]/1070*1000" office:value-type="float" office:value="0.467289719626168" calcext:value-type="float">
            <text:p>0.467</text:p>
          </table:table-cell>
          <table:table-cell table:formula="of:=[.B26]*[.D26]*1000" office:value-type="float" office:value="233.644859813084" calcext:value-type="float">
            <text:p>233.645</text:p>
          </table:table-cell>
          <table:table-cell table:formula="of:=[.C26]*[.D26]*1000" office:value-type="float" office:value="487.85046728972" calcext:value-type="float">
            <text:p>487.85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.062" calcext:value-type="float">
            <text:p>1.062</text:p>
          </table:table-cell>
          <table:table-cell table:formula="of:=[.B27]/1070*1000" office:value-type="float" office:value="0.700934579439252" calcext:value-type="float">
            <text:p>0.701</text:p>
          </table:table-cell>
          <table:table-cell table:formula="of:=[.B27]*[.D27]*1000" office:value-type="float" office:value="525.700934579439" calcext:value-type="float">
            <text:p>525.701</text:p>
          </table:table-cell>
          <table:table-cell table:formula="of:=[.C27]*[.D27]*1000" office:value-type="float" office:value="744.392523364486" calcext:value-type="float">
            <text:p>744.3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table:formula="of:=[.B28]/1070*1000" office:value-type="float" office:value="0.934579439252336" calcext:value-type="float">
            <text:p>0.935</text:p>
          </table:table-cell>
          <table:table-cell table:formula="of:=[.B28]*[.D28]*1000" office:value-type="float" office:value="934.579439252336" calcext:value-type="float">
            <text:p>934.579</text:p>
          </table:table-cell>
          <table:table-cell table:formula="of:=[.C28]*[.D28]*1000" office:value-type="float" office:value="1003.73831775701" calcext:value-type="float">
            <text:p>1003.738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091" calcext:value-type="float">
            <text:p>1.091</text:p>
          </table:table-cell>
          <table:table-cell table:formula="of:=[.B29]/1070*1000" office:value-type="float" office:value="1.4018691588785" calcext:value-type="float">
            <text:p>1.402</text:p>
          </table:table-cell>
          <table:table-cell table:formula="of:=[.B29]*[.D29]*1000" office:value-type="float" office:value="2102.80373831776" calcext:value-type="float">
            <text:p>2102.804</text:p>
          </table:table-cell>
          <table:table-cell table:formula="of:=[.C29]*[.D29]*1000" office:value-type="float" office:value="1529.43925233645" calcext:value-type="float">
            <text:p>1529.4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04" calcext:value-type="float">
            <text:p>1.104</text:p>
          </table:table-cell>
          <table:table-cell table:formula="of:=[.B30]/1070*1000" office:value-type="float" office:value="1.86915887850467" calcext:value-type="float">
            <text:p>1.869</text:p>
          </table:table-cell>
          <table:table-cell table:formula="of:=[.B30]*[.D30]*1000" office:value-type="float" office:value="3738.31775700935" calcext:value-type="float">
            <text:p>3738.318</text:p>
          </table:table-cell>
          <table:table-cell table:formula="of:=[.C30]*[.D30]*1000" office:value-type="float" office:value="2063.55140186916" calcext:value-type="float">
            <text:p>2063.55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.113" calcext:value-type="float">
            <text:p>1.113</text:p>
          </table:table-cell>
          <table:table-cell table:formula="of:=[.B31]/1070*1000" office:value-type="float" office:value="2.33644859813084" calcext:value-type="float">
            <text:p>2.336</text:p>
          </table:table-cell>
          <table:table-cell table:formula="of:=[.B31]*[.D31]*1000" office:value-type="float" office:value="5841.1214953271" calcext:value-type="float">
            <text:p>5841.121</text:p>
          </table:table-cell>
          <table:table-cell table:formula="of:=[.C31]*[.D31]*1000" office:value-type="float" office:value="2600.46728971963" calcext:value-type="float">
            <text:p>2600.4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21" calcext:value-type="float">
            <text:p>1.1121</text:p>
          </table:table-cell>
          <table:table-cell table:formula="of:=[.B32]/1070*1000" office:value-type="float" office:value="2.80373831775701" calcext:value-type="float">
            <text:p>2.804</text:p>
          </table:table-cell>
          <table:table-cell table:formula="of:=[.B32]*[.D32]*1000" office:value-type="float" office:value="8411.21495327103" calcext:value-type="float">
            <text:p>8411.215</text:p>
          </table:table-cell>
          <table:table-cell table:formula="of:=[.C32]*[.D32]*1000" office:value-type="float" office:value="3118.03738317757" calcext:value-type="float">
            <text:p>3118.037</text:p>
          </table:table-cell>
        </table:table-row>
        <table:table-row table:style-name="ro1">
          <table:table-cell/>
          <table:table-cell office:value-type="float" office:value="3.502" calcext:value-type="float">
            <text:p>3.502</text:p>
          </table:table-cell>
          <table:table-cell office:value-type="float" office:value="1.128" calcext:value-type="float">
            <text:p>1.128</text:p>
          </table:table-cell>
          <table:table-cell table:formula="of:=[.B33]/1070*1000" office:value-type="float" office:value="3.27289719626168" calcext:value-type="float">
            <text:p>3.273</text:p>
          </table:table-cell>
          <table:table-cell table:formula="of:=[.B33]*[.D33]*1000" office:value-type="float" office:value="11461.6859813084" calcext:value-type="float">
            <text:p>11461.686</text:p>
          </table:table-cell>
          <table:table-cell table:formula="of:=[.C33]*[.D33]*1000" office:value-type="float" office:value="3691.82803738318" calcext:value-type="float">
            <text:p>3691.828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5AhG3 12S" table:style-name="ta1">
        <table:shapes>
          <draw:frame draw:z-index="0" draw:style-name="gr1" draw:text-style-name="P1" svg:width="9.3504in" svg:height="5.2646in" svg:x="0.0413in" svg:y="6.2811in">
            <draw:object draw:notify-on-update-of-ranges="'5AhG3 12S'.C4:'5AhG3 12S'.C28 '5AhG3 12S'.D3:'5AhG3 12S'.D3 '5AhG3 12S'.D4:'5AhG3 12S'.D28 '5AhG3 12S'.C4:'5AhG3 12S'.C40 '5AhG3 12S'.F3:'5AhG3 12S'.F3 '5AhG3 12S'.F4:'5AhG3 12S'.F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12S Heater PCB RevB (behaves the same as RevB on oscilliscop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s from RevA schematic: D1 (LED) replaced with 1k0 resisto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_seriesR</text:p>
            <text:p>(Fluke)</text:p>
            <text:p>(V)</text:p>
          </table:table-cell>
          <table:table-cell office:value-type="string" calcext:value-type="string">
            <text:p>V_pvLED</text:p>
            <text:p>(Micronta)</text:p>
            <text:p>(V)</text:p>
          </table:table-cell>
          <table:table-cell office:value-type="string" calcext:value-type="string">
            <text:p>current thru</text:p>
            <text:p>series 1k07</text:p>
            <text:p>(mA)</text:p>
          </table:table-cell>
          <table:table-cell office:value-type="string" calcext:value-type="string">
            <text:p>P_ 1k0(sense)</text:p>
            <text:p>(uW)</text:p>
          </table:table-cell>
          <table:table-cell office:value-type="string" calcext:value-type="string">
            <text:p>P_pvLED</text:p>
            <text:p>(uW)</text:p>
          </table:table-cell>
        </table:table-row>
        <table:table-row table:style-name="ro1">
          <table:table-cell table:number-columns-repeated="3"/>
          <table:table-cell table:formula="of:=[.B4]/1070*1000" office:value-type="float" office:value="0" calcext:value-type="float">
            <text:p>0.000</text:p>
          </table:table-cell>
          <table:table-cell table:formula="of:=[.B4]*[.D4]*1000" office:value-type="float" office:value="0" calcext:value-type="float">
            <text:p>0.000</text:p>
          </table:table-cell>
          <table:table-cell table:formula="of:=[.C4]*[.D4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5]/1070*1000" office:value-type="float" office:value="0" calcext:value-type="float">
            <text:p>0.000</text:p>
          </table:table-cell>
          <table:table-cell table:formula="of:=[.B5]*[.D5]*1000" office:value-type="float" office:value="0" calcext:value-type="float">
            <text:p>0.000</text:p>
          </table:table-cell>
          <table:table-cell table:formula="of:=[.C5]*[.D5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6]/1070*1000" office:value-type="float" office:value="0" calcext:value-type="float">
            <text:p>0.000</text:p>
          </table:table-cell>
          <table:table-cell table:formula="of:=[.B6]*[.D6]*1000" office:value-type="float" office:value="0" calcext:value-type="float">
            <text:p>0.000</text:p>
          </table:table-cell>
          <table:table-cell table:formula="of:=[.C6]*[.D6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7]/1070*1000" office:value-type="float" office:value="0" calcext:value-type="float">
            <text:p>0.000</text:p>
          </table:table-cell>
          <table:table-cell table:formula="of:=[.B7]*[.D7]*1000" office:value-type="float" office:value="0" calcext:value-type="float">
            <text:p>0.000</text:p>
          </table:table-cell>
          <table:table-cell table:formula="of:=[.C7]*[.D7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8]/1070*1000" office:value-type="float" office:value="0" calcext:value-type="float">
            <text:p>0.000</text:p>
          </table:table-cell>
          <table:table-cell table:formula="of:=[.B8]*[.D8]*1000" office:value-type="float" office:value="0" calcext:value-type="float">
            <text:p>0.000</text:p>
          </table:table-cell>
          <table:table-cell table:formula="of:=[.C8]*[.D8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9]/1070*1000" office:value-type="float" office:value="0" calcext:value-type="float">
            <text:p>0.000</text:p>
          </table:table-cell>
          <table:table-cell table:formula="of:=[.B9]*[.D9]*1000" office:value-type="float" office:value="0" calcext:value-type="float">
            <text:p>0.000</text:p>
          </table:table-cell>
          <table:table-cell table:formula="of:=[.C9]*[.D9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0]/1070*1000" office:value-type="float" office:value="0" calcext:value-type="float">
            <text:p>0.000</text:p>
          </table:table-cell>
          <table:table-cell table:formula="of:=[.B10]*[.D10]*1000" office:value-type="float" office:value="0" calcext:value-type="float">
            <text:p>0.000</text:p>
          </table:table-cell>
          <table:table-cell table:formula="of:=[.C10]*[.D10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1]/1070*1000" office:value-type="float" office:value="0" calcext:value-type="float">
            <text:p>0.000</text:p>
          </table:table-cell>
          <table:table-cell table:formula="of:=[.B11]*[.D11]*1000" office:value-type="float" office:value="0" calcext:value-type="float">
            <text:p>0.000</text:p>
          </table:table-cell>
          <table:table-cell table:formula="of:=[.C11]*[.D11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2]/1070*1000" office:value-type="float" office:value="0" calcext:value-type="float">
            <text:p>0.000</text:p>
          </table:table-cell>
          <table:table-cell table:formula="of:=[.B12]*[.D12]*1000" office:value-type="float" office:value="0" calcext:value-type="float">
            <text:p>0.000</text:p>
          </table:table-cell>
          <table:table-cell table:formula="of:=[.C12]*[.D12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3]/1070*1000" office:value-type="float" office:value="0" calcext:value-type="float">
            <text:p>0.000</text:p>
          </table:table-cell>
          <table:table-cell table:formula="of:=[.B13]*[.D13]*1000" office:value-type="float" office:value="0" calcext:value-type="float">
            <text:p>0.000</text:p>
          </table:table-cell>
          <table:table-cell table:formula="of:=[.C13]*[.D13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4]/1070*1000" office:value-type="float" office:value="0" calcext:value-type="float">
            <text:p>0.000</text:p>
          </table:table-cell>
          <table:table-cell table:formula="of:=[.B14]*[.D14]*1000" office:value-type="float" office:value="0" calcext:value-type="float">
            <text:p>0.000</text:p>
          </table:table-cell>
          <table:table-cell table:formula="of:=[.C14]*[.D14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5]/1070*1000" office:value-type="float" office:value="0" calcext:value-type="float">
            <text:p>0.000</text:p>
          </table:table-cell>
          <table:table-cell table:formula="of:=[.B15]*[.D15]*1000" office:value-type="float" office:value="0" calcext:value-type="float">
            <text:p>0.000</text:p>
          </table:table-cell>
          <table:table-cell table:formula="of:=[.C15]*[.D15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6]/1070*1000" office:value-type="float" office:value="0" calcext:value-type="float">
            <text:p>0.000</text:p>
          </table:table-cell>
          <table:table-cell table:formula="of:=[.B16]*[.D16]*1000" office:value-type="float" office:value="0" calcext:value-type="float">
            <text:p>0.000</text:p>
          </table:table-cell>
          <table:table-cell table:formula="of:=[.C16]*[.D16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7]/1070*1000" office:value-type="float" office:value="0" calcext:value-type="float">
            <text:p>0.000</text:p>
          </table:table-cell>
          <table:table-cell table:formula="of:=[.B17]*[.D17]*1000" office:value-type="float" office:value="0" calcext:value-type="float">
            <text:p>0.000</text:p>
          </table:table-cell>
          <table:table-cell table:formula="of:=[.C17]*[.D17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8]/1070*1000" office:value-type="float" office:value="0" calcext:value-type="float">
            <text:p>0.000</text:p>
          </table:table-cell>
          <table:table-cell table:formula="of:=[.B18]*[.D18]*1000" office:value-type="float" office:value="0" calcext:value-type="float">
            <text:p>0.000</text:p>
          </table:table-cell>
          <table:table-cell table:formula="of:=[.C18]*[.D18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19]/1070*1000" office:value-type="float" office:value="0" calcext:value-type="float">
            <text:p>0.000</text:p>
          </table:table-cell>
          <table:table-cell table:formula="of:=[.B19]*[.D19]*1000" office:value-type="float" office:value="0" calcext:value-type="float">
            <text:p>0.000</text:p>
          </table:table-cell>
          <table:table-cell table:formula="of:=[.C19]*[.D19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0]/1070*1000" office:value-type="float" office:value="0" calcext:value-type="float">
            <text:p>0.000</text:p>
          </table:table-cell>
          <table:table-cell table:formula="of:=[.B20]*[.D20]*1000" office:value-type="float" office:value="0" calcext:value-type="float">
            <text:p>0.000</text:p>
          </table:table-cell>
          <table:table-cell table:formula="of:=[.C20]*[.D20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1]/1070*1000" office:value-type="float" office:value="0" calcext:value-type="float">
            <text:p>0.000</text:p>
          </table:table-cell>
          <table:table-cell table:formula="of:=[.B21]*[.D21]*1000" office:value-type="float" office:value="0" calcext:value-type="float">
            <text:p>0.000</text:p>
          </table:table-cell>
          <table:table-cell table:formula="of:=[.C21]*[.D21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2]/1070*1000" office:value-type="float" office:value="0" calcext:value-type="float">
            <text:p>0.000</text:p>
          </table:table-cell>
          <table:table-cell table:formula="of:=[.B22]*[.D22]*1000" office:value-type="float" office:value="0" calcext:value-type="float">
            <text:p>0.000</text:p>
          </table:table-cell>
          <table:table-cell table:formula="of:=[.C22]*[.D22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3]/1070*1000" office:value-type="float" office:value="0" calcext:value-type="float">
            <text:p>0.000</text:p>
          </table:table-cell>
          <table:table-cell table:formula="of:=[.B23]*[.D23]*1000" office:value-type="float" office:value="0" calcext:value-type="float">
            <text:p>0.000</text:p>
          </table:table-cell>
          <table:table-cell table:formula="of:=[.C23]*[.D23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4]/1070*1000" office:value-type="float" office:value="0" calcext:value-type="float">
            <text:p>0.000</text:p>
          </table:table-cell>
          <table:table-cell table:formula="of:=[.B24]*[.D24]*1000" office:value-type="float" office:value="0" calcext:value-type="float">
            <text:p>0.000</text:p>
          </table:table-cell>
          <table:table-cell table:formula="of:=[.C24]*[.D24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5]/1070*1000" office:value-type="float" office:value="0" calcext:value-type="float">
            <text:p>0.000</text:p>
          </table:table-cell>
          <table:table-cell table:formula="of:=[.B25]*[.D25]*1000" office:value-type="float" office:value="0" calcext:value-type="float">
            <text:p>0.000</text:p>
          </table:table-cell>
          <table:table-cell table:formula="of:=[.C25]*[.D25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6]/1070*1000" office:value-type="float" office:value="0" calcext:value-type="float">
            <text:p>0.000</text:p>
          </table:table-cell>
          <table:table-cell table:formula="of:=[.B26]*[.D26]*1000" office:value-type="float" office:value="0" calcext:value-type="float">
            <text:p>0.000</text:p>
          </table:table-cell>
          <table:table-cell table:formula="of:=[.C26]*[.D26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7]/1070*1000" office:value-type="float" office:value="0" calcext:value-type="float">
            <text:p>0.000</text:p>
          </table:table-cell>
          <table:table-cell table:formula="of:=[.B27]*[.D27]*1000" office:value-type="float" office:value="0" calcext:value-type="float">
            <text:p>0.000</text:p>
          </table:table-cell>
          <table:table-cell table:formula="of:=[.C27]*[.D27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8]/1070*1000" office:value-type="float" office:value="0" calcext:value-type="float">
            <text:p>0.000</text:p>
          </table:table-cell>
          <table:table-cell table:formula="of:=[.B28]*[.D28]*1000" office:value-type="float" office:value="0" calcext:value-type="float">
            <text:p>0.000</text:p>
          </table:table-cell>
          <table:table-cell table:formula="of:=[.C28]*[.D28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29]/1070*1000" office:value-type="float" office:value="0" calcext:value-type="float">
            <text:p>0.000</text:p>
          </table:table-cell>
          <table:table-cell table:formula="of:=[.B29]*[.D29]*1000" office:value-type="float" office:value="0" calcext:value-type="float">
            <text:p>0.000</text:p>
          </table:table-cell>
          <table:table-cell table:formula="of:=[.C29]*[.D29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30]/1070*1000" office:value-type="float" office:value="0" calcext:value-type="float">
            <text:p>0.000</text:p>
          </table:table-cell>
          <table:table-cell table:formula="of:=[.B30]*[.D30]*1000" office:value-type="float" office:value="0" calcext:value-type="float">
            <text:p>0.000</text:p>
          </table:table-cell>
          <table:table-cell table:formula="of:=[.C30]*[.D30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31]/1070*1000" office:value-type="float" office:value="0" calcext:value-type="float">
            <text:p>0.000</text:p>
          </table:table-cell>
          <table:table-cell table:formula="of:=[.B31]*[.D31]*1000" office:value-type="float" office:value="0" calcext:value-type="float">
            <text:p>0.000</text:p>
          </table:table-cell>
          <table:table-cell table:formula="of:=[.C31]*[.D31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32]/1070*1000" office:value-type="float" office:value="0" calcext:value-type="float">
            <text:p>0.000</text:p>
          </table:table-cell>
          <table:table-cell table:formula="of:=[.B32]*[.D32]*1000" office:value-type="float" office:value="0" calcext:value-type="float">
            <text:p>0.000</text:p>
          </table:table-cell>
          <table:table-cell table:formula="of:=[.C32]*[.D32]*1000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formula="of:=[.B33]/1070*1000" office:value-type="float" office:value="0" calcext:value-type="float">
            <text:p>0.000</text:p>
          </table:table-cell>
          <table:table-cell table:formula="of:=[.B33]*[.D33]*1000" office:value-type="float" office:value="0" calcext:value-type="float">
            <text:p>0.000</text:p>
          </table:table-cell>
          <table:table-cell table:formula="of:=[.C33]*[.D33]*1000" office:value-type="float" office:value="0" calcext:value-type="float">
            <text:p>0.000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6-13T00:17:20.337181961</meta:creation-date>
    <dc:date>2023-06-13T03:04:38.265518269</dc:date>
    <meta:editing-duration>PT2H5M52S</meta:editing-duration>
    <meta:editing-cycles>3</meta:editing-cycles>
    <meta:generator>LibreOffice/7.0.6.2$MacOSX_X86_64 LibreOffice_project/144abb84a525d8e30c9dbbefa69cbbf2d8d4ae3b</meta:generator>
    <meta:document-statistic meta:table-count="2" meta:cell-count="2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51cm" svg:height="13.373cm" xlink:href=".." xlink:type="simple" chart:class="chart:scatter" chart:style-name="ch1">
        <chart:legend chart:legend-position="end" svg:x="21.199cm" svg:y="5.585cm" style:legend-expansion="high" chart:style-name="ch2"/>
        <chart:plot-area chart:style-name="ch3" table:cell-range-address="Daughterboard.C3:Daughterboard.D28 Daughterboard.F3:Daughterboard.F40" chart:data-source-has-labels="row" svg:x="1.462cm" svg:y="0.267cm" svg:width="18.25cm" svg:height="11.882cm">
          <chart:coordinate-region svg:x="2.577cm" svg:y="0.458cm" svg:width="15.069cm" svg:height="11.061cm"/>
          <chart:axis chart:dimension="x" chart:name="primary-x" chart:style-name="ch4">
            <chart:title svg:x="9.623cm" svg:y="12.416cm" chart:style-name="ch5">
              <text:p>V_pvLED (V)</text:p>
            </chart:title>
          </chart:axis>
          <chart:axis chart:dimension="y" chart:name="primary-y" chart:style-name="ch6">
            <chart:title svg:x="0.451cm" svg:y="7.242cm" chart:style-name="ch7">
              <text:p>I_pvLED (mA)</text:p>
            </chart:title>
            <chart:grid chart:style-name="ch8" chart:class="major"/>
          </chart:axis>
          <chart:axis chart:dimension="y" chart:name="secondary-y" chart:style-name="ch9">
            <chart:title svg:x="20.187cm" svg:y="7.302cm" chart:style-name="ch7">
              <text:p>P_pvLED (uW)</text:p>
            </chart:title>
          </chart:axis>
          <chart:series chart:attached-axis="primary-y" chart:style-name="ch10" chart:values-cell-range-address="Daughterboard.D4:Daughterboard.D28" chart:label-cell-address="Daughterboard.D3:Daughterboard.D3" chart:class="chart:scatter">
            <chart:domain table:cell-range-address="Daughterboard.C4:Daughterboard.C28"/>
            <chart:data-point chart:repeated="25"/>
          </chart:series>
          <chart:series chart:attached-axis="secondary-y" chart:style-name="ch11" chart:values-cell-range-address="Daughterboard.F4:Daughterboard.F40" chart:label-cell-address="Daughterboard.F3:Daughterboard.F3" chart:class="chart:scatter">
            <chart:domain table:cell-range-address="Daughterboard.C4:Daughterboard.C40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thru
series 1k07
(mA)</text:p>
                <draw:g>
                  <svg:desc>Daughterboard.D3:Daughterboard.D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_pvLED
(uW)</text:p>
                <draw:g>
                  <svg:desc>Daughterboard.F3:Daughterboard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">
                <text:p>1.12</text:p>
                <draw:g>
                  <svg:desc>Daughterboard.C4:Daughterboard.C28</svg:desc>
                </draw:g>
              </table:table-cell>
              <table:table-cell office:value-type="float" office:value="3.61775700934579">
                <text:p>3.61775700934579</text:p>
                <draw:g>
                  <svg:desc>Daughterboard.D4:Daughterboard.D28</svg:desc>
                </draw:g>
              </table:table-cell>
              <table:table-cell office:value-type="float" office:value="1.12">
                <text:p>1.12</text:p>
                <draw:g>
                  <svg:desc>Daughterboard.C4:Daughterboard.C40</svg:desc>
                </draw:g>
              </table:table-cell>
              <table:table-cell office:value-type="float" office:value="4051.88785046729">
                <text:p>4051.88785046729</text:p>
                <draw:g>
                  <svg:desc>Daughterboard.F4:Daughterboard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">
                <text:p>1.14</text:p>
              </table:table-cell>
              <table:table-cell office:value-type="float" office:value="5.34859813084112">
                <text:p>5.34859813084112</text:p>
              </table:table-cell>
              <table:table-cell office:value-type="float" office:value="1.14">
                <text:p>1.14</text:p>
              </table:table-cell>
              <table:table-cell office:value-type="float" office:value="6097.40186915888">
                <text:p>6097.40186915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9.41121495327103">
                <text:p>9.41121495327103</text:p>
              </table:table-cell>
              <table:table-cell office:value-type="float" office:value="1.17">
                <text:p>1.17</text:p>
              </table:table-cell>
              <table:table-cell office:value-type="float" office:value="11011.1214953271">
                <text:p>11011.1214953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4.2336448598131">
                <text:p>14.2336448598131</text:p>
              </table:table-cell>
              <table:table-cell office:value-type="float" office:value="1.2">
                <text:p>1.2</text:p>
              </table:table-cell>
              <table:table-cell office:value-type="float" office:value="17080.3738317757">
                <text:p>17080.3738317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8">
                <text:p>0.818</text:p>
              </table:table-cell>
              <table:table-cell office:value-type="float" office:value="0.00467289719626168">
                <text:p>0.00467289719626168</text:p>
              </table:table-cell>
              <table:table-cell office:value-type="float" office:value="0.818">
                <text:p>0.818</text:p>
              </table:table-cell>
              <table:table-cell office:value-type="float" office:value="3.82242990654206">
                <text:p>3.82242990654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7">
                <text:p>0.847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0.847">
                <text:p>0.847</text:p>
              </table:table-cell>
              <table:table-cell office:value-type="float" office:value="7.91588785046729">
                <text:p>7.91588785046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">
                <text:p>0.872</text:p>
              </table:table-cell>
              <table:table-cell office:value-type="float" office:value="0.014018691588785">
                <text:p>0.014018691588785</text:p>
              </table:table-cell>
              <table:table-cell office:value-type="float" office:value="0.872">
                <text:p>0.872</text:p>
              </table:table-cell>
              <table:table-cell office:value-type="float" office:value="12.2242990654206">
                <text:p>12.2242990654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7">
                <text:p>0.887</text:p>
              </table:table-cell>
              <table:table-cell office:value-type="float" office:value="0.0186915887850467">
                <text:p>0.0186915887850467</text:p>
              </table:table-cell>
              <table:table-cell office:value-type="float" office:value="0.887">
                <text:p>0.887</text:p>
              </table:table-cell>
              <table:table-cell office:value-type="float" office:value="16.5794392523365">
                <text:p>16.5794392523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8">
                <text:p>0.898</text:p>
              </table:table-cell>
              <table:table-cell office:value-type="float" office:value="0.0233644859813084">
                <text:p>0.0233644859813084</text:p>
              </table:table-cell>
              <table:table-cell office:value-type="float" office:value="0.898">
                <text:p>0.898</text:p>
              </table:table-cell>
              <table:table-cell office:value-type="float" office:value="20.981308411215">
                <text:p>20.981308411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8">
                <text:p>0.908</text:p>
              </table:table-cell>
              <table:table-cell office:value-type="float" office:value="0.0280373831775701">
                <text:p>0.0280373831775701</text:p>
              </table:table-cell>
              <table:table-cell office:value-type="float" office:value="0.908">
                <text:p>0.908</text:p>
              </table:table-cell>
              <table:table-cell office:value-type="float" office:value="25.4579439252336">
                <text:p>25.4579439252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6">
                <text:p>0.916</text:p>
              </table:table-cell>
              <table:table-cell office:value-type="float" office:value="0.0327102803738318">
                <text:p>0.0327102803738318</text:p>
              </table:table-cell>
              <table:table-cell office:value-type="float" office:value="0.916">
                <text:p>0.916</text:p>
              </table:table-cell>
              <table:table-cell office:value-type="float" office:value="29.9626168224299">
                <text:p>29.9626168224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">
                <text:p>0.922</text:p>
              </table:table-cell>
              <table:table-cell office:value-type="float" office:value="0.0373831775700935">
                <text:p>0.0373831775700935</text:p>
              </table:table-cell>
              <table:table-cell office:value-type="float" office:value="0.922">
                <text:p>0.922</text:p>
              </table:table-cell>
              <table:table-cell office:value-type="float" office:value="34.4672897196262">
                <text:p>34.4672897196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3">
                <text:p>0.933</text:p>
              </table:table-cell>
              <table:table-cell office:value-type="float" office:value="0.0467289719626168">
                <text:p>0.0467289719626168</text:p>
              </table:table-cell>
              <table:table-cell office:value-type="float" office:value="0.933">
                <text:p>0.933</text:p>
              </table:table-cell>
              <table:table-cell office:value-type="float" office:value="43.5981308411215">
                <text:p>43.5981308411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3">
                <text:p>0.943</text:p>
              </table:table-cell>
              <table:table-cell office:value-type="float" office:value="0.0560747663551402">
                <text:p>0.0560747663551402</text:p>
              </table:table-cell>
              <table:table-cell office:value-type="float" office:value="0.943">
                <text:p>0.943</text:p>
              </table:table-cell>
              <table:table-cell office:value-type="float" office:value="52.8785046728972">
                <text:p>52.8785046728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1">
                <text:p>0.951</text:p>
              </table:table-cell>
              <table:table-cell office:value-type="float" office:value="0.0654205607476636">
                <text:p>0.0654205607476636</text:p>
              </table:table-cell>
              <table:table-cell office:value-type="float" office:value="0.951">
                <text:p>0.951</text:p>
              </table:table-cell>
              <table:table-cell office:value-type="float" office:value="62.214953271028">
                <text:p>62.214953271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">
                <text:p>0.957</text:p>
              </table:table-cell>
              <table:table-cell office:value-type="float" office:value="0.0747663551401869">
                <text:p>0.0747663551401869</text:p>
              </table:table-cell>
              <table:table-cell office:value-type="float" office:value="0.957">
                <text:p>0.957</text:p>
              </table:table-cell>
              <table:table-cell office:value-type="float" office:value="71.5514018691589">
                <text:p>71.5514018691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8">
                <text:p>0.968</text:p>
              </table:table-cell>
              <table:table-cell office:value-type="float" office:value="0.0934579439252336">
                <text:p>0.0934579439252336</text:p>
              </table:table-cell>
              <table:table-cell office:value-type="float" office:value="0.968">
                <text:p>0.968</text:p>
              </table:table-cell>
              <table:table-cell office:value-type="float" office:value="90.4672897196262">
                <text:p>90.4672897196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1">
                <text:p>0.981</text:p>
              </table:table-cell>
              <table:table-cell office:value-type="float" office:value="0.121495327102804">
                <text:p>0.121495327102804</text:p>
              </table:table-cell>
              <table:table-cell office:value-type="float" office:value="0.981">
                <text:p>0.981</text:p>
              </table:table-cell>
              <table:table-cell office:value-type="float" office:value="119.18691588785">
                <text:p>119.18691588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1">
                <text:p>0.991</text:p>
              </table:table-cell>
              <table:table-cell office:value-type="float" office:value="0.149532710280374">
                <text:p>0.149532710280374</text:p>
              </table:table-cell>
              <table:table-cell office:value-type="float" office:value="0.991">
                <text:p>0.991</text:p>
              </table:table-cell>
              <table:table-cell office:value-type="float" office:value="148.186915887851">
                <text:p>148.186915887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2">
                <text:p>1.002</text:p>
              </table:table-cell>
              <table:table-cell office:value-type="float" office:value="0.186915887850467">
                <text:p>0.186915887850467</text:p>
              </table:table-cell>
              <table:table-cell office:value-type="float" office:value="1.002">
                <text:p>1.002</text:p>
              </table:table-cell>
              <table:table-cell office:value-type="float" office:value="187.289719626168">
                <text:p>187.289719626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2">
                <text:p>1.012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1.012">
                <text:p>1.012</text:p>
              </table:table-cell>
              <table:table-cell office:value-type="float" office:value="236.448598130841">
                <text:p>236.448598130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8">
                <text:p>1.028</text:p>
              </table:table-cell>
              <table:table-cell office:value-type="float" office:value="0.32803738317757">
                <text:p>0.32803738317757</text:p>
              </table:table-cell>
              <table:table-cell office:value-type="float" office:value="1.028">
                <text:p>1.028</text:p>
              </table:table-cell>
              <table:table-cell office:value-type="float" office:value="337.222429906542">
                <text:p>337.222429906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4">
                <text:p>1.044</text:p>
              </table:table-cell>
              <table:table-cell office:value-type="float" office:value="0.467289719626168">
                <text:p>0.467289719626168</text:p>
              </table:table-cell>
              <table:table-cell office:value-type="float" office:value="1.044">
                <text:p>1.044</text:p>
              </table:table-cell>
              <table:table-cell office:value-type="float" office:value="487.85046728972">
                <text:p>487.85046728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2">
                <text:p>1.062</text:p>
              </table:table-cell>
              <table:table-cell office:value-type="float" office:value="0.700934579439252">
                <text:p>0.700934579439252</text:p>
              </table:table-cell>
              <table:table-cell office:value-type="float" office:value="1.062">
                <text:p>1.062</text:p>
              </table:table-cell>
              <table:table-cell office:value-type="float" office:value="744.392523364486">
                <text:p>744.392523364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74">
                <text:p>1.074</text:p>
              </table:table-cell>
              <table:table-cell office:value-type="float" office:value="0.934579439252336">
                <text:p>0.934579439252336</text:p>
              </table:table-cell>
              <table:table-cell office:value-type="float" office:value="1.074">
                <text:p>1.074</text:p>
              </table:table-cell>
              <table:table-cell office:value-type="float" office:value="1003.73831775701">
                <text:p>1003.73831775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1">
                <text:p>1.091</text:p>
              </table:table-cell>
              <table:table-cell office:value-type="float" office:value="1529.43925233645">
                <text:p>1529.43925233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4">
                <text:p>1.104</text:p>
              </table:table-cell>
              <table:table-cell office:value-type="float" office:value="2063.55140186916">
                <text:p>2063.55140186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3">
                <text:p>1.113</text:p>
              </table:table-cell>
              <table:table-cell office:value-type="float" office:value="2600.46728971963">
                <text:p>2600.46728971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1">
                <text:p>1.1121</text:p>
              </table:table-cell>
              <table:table-cell office:value-type="float" office:value="3118.03738317757">
                <text:p>3118.03738317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8">
                <text:p>1.128</text:p>
              </table:table-cell>
              <table:table-cell office:value-type="float" office:value="3691.82803738318">
                <text:p>3691.82803738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51cm" svg:height="13.373cm" xlink:href=".." xlink:type="simple" chart:class="chart:scatter" chart:style-name="ch1">
        <chart:legend chart:legend-position="end" svg:x="21.199cm" svg:y="5.585cm" style:legend-expansion="high" chart:style-name="ch2"/>
        <chart:plot-area chart:style-name="ch3" table:cell-range-address="'5AhG3 12S'.C4:'5AhG3 12S'.D28 '5AhG3 12S'.D3:'5AhG3 12S'.D3 '5AhG3 12S'.F3:'5AhG3 12S'.F40" chart:data-source-has-labels="row" svg:x="1.462cm" svg:y="0.267cm" svg:width="18.25cm" svg:height="11.882cm">
          <chart:coordinate-region svg:x="2.577cm" svg:y="0.458cm" svg:width="15.639cm" svg:height="11.061cm"/>
          <chart:axis chart:dimension="x" chart:name="primary-x" chart:style-name="ch4">
            <chart:title svg:x="9.623cm" svg:y="12.416cm" chart:style-name="ch5">
              <text:p>V_pvLED (V)</text:p>
            </chart:title>
          </chart:axis>
          <chart:axis chart:dimension="y" chart:name="primary-y" chart:style-name="ch6">
            <chart:title svg:x="0.451cm" svg:y="7.242cm" chart:style-name="ch7">
              <text:p>I_pvLED (mA)</text:p>
            </chart:title>
            <chart:grid chart:style-name="ch8" chart:class="major"/>
          </chart:axis>
          <chart:axis chart:dimension="y" chart:name="secondary-y" chart:style-name="ch9">
            <chart:title svg:x="20.187cm" svg:y="7.302cm" chart:style-name="ch7">
              <text:p>P_pvLED (uW)</text:p>
            </chart:title>
          </chart:axis>
          <chart:series chart:attached-axis="primary-y" chart:style-name="ch10" chart:values-cell-range-address="'5AhG3 12S'.D4:'5AhG3 12S'.D28" chart:label-cell-address="'5AhG3 12S'.D3:'5AhG3 12S'.D3" chart:class="chart:scatter">
            <chart:domain table:cell-range-address="'5AhG3 12S'.C4:'5AhG3 12S'.C28"/>
            <chart:data-point chart:repeated="25"/>
          </chart:series>
          <chart:series chart:attached-axis="secondary-y" chart:style-name="ch11" chart:values-cell-range-address="'5AhG3 12S'.F4:'5AhG3 12S'.F40" chart:label-cell-address="'5AhG3 12S'.F3:'5AhG3 12S'.F3" chart:class="chart:scatter">
            <chart:domain table:cell-range-address="'5AhG3 12S'.C4:'5AhG3 12S'.C40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thru
series 1k07
(mA)</text:p>
                <draw:g>
                  <svg:desc>'5AhG3 12S'.D3:'5AhG3 12S'.D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_pvLED
(uW)</text:p>
                <draw:g>
                  <svg:desc>'5AhG3 12S'.F3:'5AhG3 12S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5AhG3 12S'.C4:'5AhG3 12S'.C28</svg:desc>
                </draw:g>
              </table:table-cell>
              <table:table-cell office:value-type="float" office:value="0">
                <text:p>0</text:p>
                <draw:g>
                  <svg:desc>'5AhG3 12S'.D4:'5AhG3 12S'.D28</svg:desc>
                </draw:g>
              </table:table-cell>
              <table:table-cell office:value-type="float" office:value="NaN">
                <text:p>NaN</text:p>
                <draw:g>
                  <svg:desc>'5AhG3 12S'.C4:'5AhG3 12S'.C40</svg:desc>
                </draw:g>
              </table:table-cell>
              <table:table-cell office:value-type="float" office:value="0">
                <text:p>0</text:p>
                <draw:g>
                  <svg:desc>'5AhG3 12S'.F4:'5AhG3 12S'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